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officeooo:rsid="00010b7e" officeooo:paragraph-rsid="00010b7e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010b7e" officeooo:paragraph-rsid="00010b7e" style:font-size-asian="13pt" style:font-weight-asian="normal" style:font-size-complex="13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ize="20pt" style:text-underline-style="solid" style:text-underline-width="auto" style:text-underline-color="font-color" fo:font-weight="bold" officeooo:rsid="00010b7e" style:font-size-asian="20pt" style:font-weight-asian="bold" style:font-size-complex="20pt" style:font-weight-complex="bold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3"><text:s text:c="4"/></text:span><text:span text:style-name="T5">Cybercriminalité</text:span></text:p>
      <text:p text:style-name="P1"><text:span text:style-name="T5"/></text:p>
      <text:p text:style-name="P2"><text:span text:style-name="T2">Résumé:</text:span><text:span text:style-name="T4"> </text:span></text:p>
      <text:p text:style-name="P2"><text:span text:style-name="T4"/></text:p>
      <text:p text:style-name="P3"><text:span text:style-name="T3">Le but étant de comprendre en quoi les technologies de l'informations et de la communication permettent-elles des délits et autres actes illicites ?</text:span></text:p>
      <text:p text:style-name="P3"><text:span text:style-name="T3">Nous présenterons ce sujet à l'aide d'un site internet référencer à l'adresse : http:// (adresse du site à rajouter).</text:span></text:p>
      <text:p text:style-name="P3"><text:span text:style-name="T3">Ce projet à été réalisé par 4 étudiants: MASSOL Martin, ROMESTANT Pierre, TUFFERY Morgane et POUJOL Elyan.</text:span></text:p>
      <text:p text:style-name="P3"><text:span text:style-name="T3"/></text:p>
      <text:p text:style-name="P3"><text:span text:style-name="T8">Problématique:</text:span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22S</meta:editing-duration>
    <meta:editing-cycles>3</meta:editing-cycles>
    <meta:generator>LibreOffice/5.0.6.3$Windows_x86 LibreOffice_project/490fc03b25318460cfc54456516ea2519c11d1aa</meta:generator>
    <dc:date>2016-11-03T12:09:00.630000000</dc:date>
    <meta:document-statistic meta:table-count="0" meta:image-count="0" meta:object-count="0" meta:page-count="1" meta:paragraph-count="6" meta:word-count="62" meta:character-count="415" meta:non-whitespace-character-count="352"/>
    <meta:user-defined meta:name="Info 1"/>
    <meta:user-defined meta:name="Info 2"/>
    <meta:user-defined meta:name="Info 3"/>
    <meta:user-defined meta:name="Info 4"/>
  </office:meta>
</office:document-meta>
</file>